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2.1016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true" fo:wrap-option="no-wrap"/>
      <style:paragraph-properties fo:text-align="star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true" fo:wrap-option="no-wrap" style:vertical-align="automatic" loext:vertical-justify="auto"/>
      <style:paragraph-properties fo:text-align="star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fo:color="#111111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true" fo:wrap-option="no-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true"/>
      <style:paragraph-properties fo:text-align="start"/>
    </style:style>
    <style:style style:name="T1" style:family="text">
      <style:text-properties fo:color="#000000" style:font-size-asian="11pt" style:font-size-complex="11pt"/>
    </style:style>
    <style:style style:name="T2" style:family="text">
      <style:text-properties fo:color="#000000"/>
    </style:style>
    <style:style style:name="T3" style:family="text"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D number</text:p>
          </table:table-cell>
          <table:table-cell office:value-type="string" calcext:value-type="string">
            <text:p>Year</text:p>
          </table:table-cell>
          <table:table-cell table:style-name="ce13" office:value-type="string" calcext:value-type="string">
            <text:p>Author(s)</text:p>
          </table:table-cell>
          <table:table-cell table:style-name="Default" office:value-type="string" calcext:value-type="string">
            <text:p>Title</text:p>
          </table:table-cell>
          <table:table-cell table:style-name="ce7" office:value-type="string" calcext:value-type="string">
            <text:p>Agricultural Practice Metioned (Conventional/Organic)</text:p>
          </table:table-cell>
          <table:table-cell table:style-name="Default" office:value-type="string" calcext:value-type="string">
            <text:p>Crops Mentioned</text:p>
          </table:table-cell>
          <table:table-cell table:style-name="ce7" office:value-type="string" calcext:value-type="string">
            <text:p>Type of data analysed (abundance, diversity etc.)</text:p>
          </table:table-cell>
          <table:table-cell table:style-name="Default" office:value-type="string" calcext:value-type="string">
            <text:p>Specific soil microbes looked at</text:p>
          </table:table-cell>
          <table:table-cell table:style-name="Default" office:value-type="string" calcext:value-type="string">
            <text:p>Source of Funding</text:p>
          </table:table-cell>
          <table:table-cell table:style-name="Default" office:value-type="string" calcext:value-type="string">
            <text:p>Specific Management Practice</text:p>
          </table:table-cell>
          <table:table-cell office:value-type="string" calcext:value-type="string">
            <text:p>Type of Resourc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urpose/Objectives</text:p>
          </table:table-cell>
          <table:table-cell office:value-type="string" calcext:value-type="string">
            <text:p>Main Findings</text:p>
          </table:table-cell>
          <table:table-cell office:value-type="string" calcext:value-type="string">
            <text:p>Notes/Quotations</text:p>
          </table:table-cell>
          <table:table-cell office:value-type="string" calcext:value-type="string">
            <text:p>Can I use this data?</text:p>
          </table:table-cell>
          <table:table-cell office:value-type="string" calcext:value-type="string">
            <text:p>Why can I use this data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Bulk soil bacterial community structure and function respond to long-term organic and conventional agricultural management</text:p>
          </table:table-cell>
          <table:table-cell table:style-name="ce14" table:number-columns-repeated="6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/>
          <table:table-cell table:style-name="ce15" office:value-type="string" calcext:value-type="string">
            <text:p><text:span text:style-name="T1"><text:a xlink:href="https://link.springer.com/article/10.1007/s00203-021-02320-8" xlink:type="simple">Microbiome for sustainable agriculture: a review with special reference to the corn production system</text:a></text:span></text:p>
          </table:table-cell>
          <table:table-cell table:style-name="ce15" table:number-columns-repeated="6"/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<text:span text:style-name="T2"><text:a xlink:href="https://apsjournals.apsnet.org/doi/abs/10.1094/PHYTOFR-04-21-0026-RVW" xlink:type="simple">Exploring the Corn Microbiome: A Detailed Review on Current Knowledge, Techniques, and Future Direction</text:a></text:span></text:p>
          </table:table-cell>
          <table:table-cell table:style-name="ce15" table:number-columns-repeated="6"/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<text:span text:style-name="T2"><text:a xlink:href="https://scholarship.claremont.edu/scripps_theses/1830/" xlink:type="simple">Examining Soil Microbial Diversity in Transition Zones between Corn Fields and Restored Prairie in the Upper Midwest</text:a></text:span></text:p>
          </table:table-cell>
          <table:table-cell table:style-name="ce15" table:number-columns-repeated="6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<text:span text:style-name="T2"><text:a xlink:href="https://apsjournals.apsnet.org/doi/abs/10.1094/PBIOMES-03-19-0016-R" xlink:type="simple">Agricultural management affects root-associated microbiome recruitment over maize development</text:a></text:span></text:p>
          </table:table-cell>
          <table:table-cell table:style-name="ce15" table:number-columns-repeated="6"/>
          <table:table-cell table:number-columns-repeated="9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table:style-name="ce15" office:value-type="string" calcext:value-type="string">
            <text:p><text:span text:style-name="T2"><text:a xlink:href="https://link.springer.com/article/10.1134/S106422932012008X" xlink:type="simple">Assessment of the impact of no-till and conventional tillage technologies on the microbiome of southern agrochernozems</text:a></text:span></text:p>
          </table:table-cell>
          <table:table-cell table:style-name="ce15" table:number-columns-repeated="6"/>
          <table:table-cell table:number-columns-repeated="9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Rhizosphere microbial communities explain positive effects of diverse crop rotations on corn and soybean performance: microbiome explain benefits of diverse rotations</text:p>
          </table:table-cell>
          <table:table-cell table:style-name="ce16" table:number-columns-repeated="6"/>
          <table:table-cell table:number-columns-repeated="9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www.frontiersin.org/articles/10.3389/fmicb.2020.622926/full" xlink:type="simple">Microbe to microbiome: A paradigm shift in the application of microorganisms for sustainable agriculture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search.proquest.com/openview/9cd612b96d6411bb290c88540c1b8d01/1?pq-origsite=gscholar&amp;cbl=18750&amp;diss=y" xlink:type="simple">Agricultural Management Effects on Root-Associated Microbiome Assemblage and Implications for Soil and Plant Health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www.sciencedirect.com/science/article/pii/S0929139321004625" xlink:type="simple">Corn rhizosphere microbial community in different long term soil management systems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tructure, Composition and Metagenomic Profile of Soil Microbiomes Associated to Agricultural Land Use and Tillage Systems in Argentine Pampas</text:p>
          </table:table-cell>
          <table:table-cell table:number-columns-repeated="15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www.frontiersin.org/articles/10.3389/fmicb.2020.01363/full" xlink:type="simple">Microbial communities associated with long-term tillage and fertility treatments in a corn-soybean cropping system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link.springer.com/article/10.1007/s11104-015-2446-0" xlink:type="simple">Impacts of bulk soil microbial community structure on rhizosphere microbiomes of Zea mays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papers.ssrn.com/sol3/papers.cfm?abstract_id=4045868" xlink:type="simple">Impact of Organic Soil Amendments in Antibiotic Levels, Antibiotic Resistance Gene Loads, and Microbiome Composition in Corn Fields and Crops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ulturable endophytic fungal communities associated with plants in organic and conventional farming systems and their effects on plant growth</text:p>
          </table:table-cell>
          <table:table-cell table:number-columns-repeated="15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www.sciencedirect.com/science/article/pii/S0038071719303657" xlink:type="simple">Do cover crops benefit soil microbiome? A meta-analysis of current research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ong term crop rotation effect on subsequent soybean yield explained by soil and root-associated microbiomes and soil health indicators</text:p>
          </table:table-cell>
          <table:table-cell table:number-columns-repeated="15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www.researchsquare.com/article/rs-643243/latest.pdf" xlink:type="simple">Soil Microbiome Disruption Used as a Method to Investigate Specific and General Plant-Bacterial Relationships in Three Agroecosystem Soils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oil Microbiomes From Fallow Fields Have Species-Specific Effects on Crop Growth and Pest Resistance</text:p>
          </table:table-cell>
          <table:table-cell table:number-columns-repeated="15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haracterization of Mollisols after Long-Term N Fertilization at Successive Rates in Continuous and Rotated Corn Systems </text:p>
          </table:table-cell>
          <table:table-cell table:number-columns-repeated="15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onlinelibrary.wiley.com/doi/abs/10.1002/ece3.2553" xlink:type="simple">Microbial community responses to soil tillage and crop rotation in a corn/soybean agroecosystem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Analysis of seed-associated bacteria and fungi on staple crops using the cultivation and metagenomic approaches</text:p>
          </table:table-cell>
          <table:table-cell table:number-columns-repeated="15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It takes three to tango: the importance of microbes, host plant, and soil management to elucidate manipulation strategies for the plant microbiome</text:p>
          </table:table-cell>
          <table:table-cell table:number-columns-repeated="15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ffects of tillage practices on soil microbiome and agricultural parameters</text:p>
          </table:table-cell>
          <table:table-cell table:number-columns-repeated="15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oil microbiomes in three farming systems more affected by depth than farming system</text:p>
          </table:table-cell>
          <table:table-cell table:number-columns-repeated="15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www.mdpi.com/612386" xlink:type="simple">Inoculation with Rhizophagus irregularis does not alter arbuscular mycorrhizal fungal community structure within the roots of corn, wheat, and soybean crops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www.intechopen.com/chapters/74244" xlink:type="simple">Plant Breeding and Microbiome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isentangling the Association of Corn Root Mycobiome With Plant Productivity and the Importance of Soil Physicochemical Balance in Shaping Their Relationship</text:p>
          </table:table-cell>
          <table:table-cell table:number-columns-repeated="15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"/>
          <table:table-cell table:style-name="ce17" office:value-type="string" calcext:value-type="string">
            <text:p><text:span text:style-name="T3"><text:a xlink:href="https://www.researchgate.net/profile/Ajar-Nath-Yadav/publication/336070474_Endophytic_Microbiomes_Biodiversity_Ecological_Significance_and_Biotechnological_Applications/links/5d8cdb7f299bf10cff12985e/Endophytic-Microbiomes-Biodiversity-Ecological-Significance-and-Biotechnological-Applications.pdf" xlink:type="simple">Endophytic microbiomes: biodiversity, ecological significance and biotechnological applications</text:a></text:span>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Long-term fertilizer and crop-rotation treatments differentially affect soil bacterial community structure</text:p>
          </table:table-cell>
          <table:table-cell table:number-columns-repeated="15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haracterization of culturable bacterial endophytes and their capacity to promote plant growth from plants grown using organic or conventional practices</text:p>
          </table:table-cell>
          <table:table-cell table:number-columns-repeated="15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n-target impacts of fungicide disturbance on phyllosphere yeasts in conventional and no-till management</text:p>
          </table:table-cell>
          <table:table-cell table:number-columns-repeated="15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Maize germplasm chronosequence shows crop breeding history impacts recruitment of the rhizosphere microbiome</text:p>
          </table:table-cell>
          <table:table-cell table:number-columns-repeated="15"/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Farm-scale differentiation of active microbial colonizers</text:p>
          </table:table-cell>
          <table:table-cell table:number-columns-repeated="15"/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hort-term effect of tillage and crop rotation on microbial community structure and enzyme activities of a clay loam soil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3:54:02.279640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6:19:40.514679614</meta:creation-date>
    <dc:date>2022-06-13T14:08:03.856655949</dc:date>
    <meta:editing-duration>PT2H20M28S</meta:editing-duration>
    <meta:editing-cycles>3</meta:editing-cycles>
    <meta:generator>LibreOffice/6.4.7.2$Linux_X86_64 LibreOffice_project/40$Build-2</meta:generator>
    <meta:document-statistic meta:table-count="1" meta:cell-count="89" meta:object-count="0"/>
  </office:meta>
</office:document-meta>
</file>